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C0000011201854813EED9E026.png" manifest:media-type="image/png"/>
  <manifest:file-entry manifest:full-path="Pictures/10000001000005A100000384B8F7D699E57A3B10.png" manifest:media-type="image/png"/>
  <manifest:file-entry manifest:full-path="Pictures/10000001000005A100000384C2F89DFEBD23F4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74c" officeooo:paragraph-rsid="0019d7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-1.667cm" svg:y="1.625cm" svg:width="20.02cm" svg:height="12.502cm" draw:z-index="0"><draw:image xlink:href="Pictures/10000001000005A100000384C2F89DFEBD23F4EA.png" xlink:type="simple" xlink:show="embed" xlink:actuate="onLoad" draw:mime-type="image/png"/></draw:frame>Q1</text:p>
      <text:p text:style-name="P1"/>
      <text:p text:style-name="P1"/>
      <text:p text:style-name="P1"/>
      <text:p text:style-name="P1"><draw:frame draw:style-name="fr2" draw:name="Image2" text:anchor-type="char" svg:x="-1.143cm" svg:y="0.497cm" svg:width="19.216cm" svg:height="12cm" draw:z-index="1"><draw:image xlink:href="Pictures/10000001000005A100000384B8F7D699E57A3B10.png" xlink:type="simple" xlink:show="embed" xlink:actuate="onLoad" draw:mime-type="image/png"/></draw:frame></text:p>
      <text:p text:style-name="P1"><text:soft-page-break/></text:p>
      <text:p text:style-name="P1"><draw:frame draw:style-name="fr1" draw:name="Image3" text:anchor-type="char" svg:width="17cm" svg:height="3.244cm" draw:z-index="2"><draw:image xlink:href="Pictures/100000010000059C0000011201854813EED9E026.png" xlink:type="simple" xlink:show="embed" xlink:actuate="onLoad" draw:mime-type="image/png"/></draw:frame></text:p>
      <text:p text:style-name="P1"/>
      <text:p text:style-name="P1">Q2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00:15:07.640244132</meta:creation-date>
    <dc:date>2022-12-01T00:17:35.839664802</dc:date>
    <meta:editing-duration>PT2M28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2" meta:word-count="2" meta:character-count="5" meta:non-whitespace-character-count="5"/>
  </office:meta>
</office:document-meta>
</file>